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lverImpl.add( 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erImpl.ResolverImpl( BundleContext context , RepositoryAdmin ad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erImpl.isResourceUpdatable( Resource oldVersion , Resource newVersion , Resource [ ] resourc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ResolverImpl.getRequiredResour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lverImpl.searchLocalResources( Requirement req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solverImpl.searchRemoteResources( Requirement req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solverImpl.deploy( boolean start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4">
            <text:p text:style-name="Table_20_Contents">24</text:p>
          </table:table-cell>
          <table:table-cell office:value-type="float" office:value="93">
            <text:p text:style-name="Table_20_Contents">93</text:p>
          </table:table-cell>
        </table:table-row>
        <table:table-row>
          <table:table-cell office:value-type="string">
            <text:p text:style-name="Table_20_Contents">ResolverImpl.getResources( Requirement requir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lverImpl.getOptionalResour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lverImpl.getBestResource( List resource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0">
            <text:p text:style-name="Table_20_Contents">20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ResolverImpl.searchResolvingResources( Requirement req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solverImpl.resolve( Resource resource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6">
            <text:p text:style-name="Table_20_Contents">16</text:p>
          </table:table-cell>
          <table:table-cell office:value-type="float" office:value="76">
            <text:p text:style-name="Table_20_Contents">76</text:p>
          </table:table-cell>
        </table:table-row>
        <table:table-row>
          <table:table-cell office:value-type="string">
            <text:p text:style-name="Table_20_Contents">ResolverImpl.getAdded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rImpl.findLocalResources( String sym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solverImpl.resolv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ResolverImpl.getResolvableRequirements( Resource resource , Resource [ ] resource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ResolverImpl.addReason( Resource resource , Requirement req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solverImpl.getReason( 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lverImpl.findUpdatableLocalResource( Resource re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solverImpl.getUnsatisfiedRequire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lverImpl.searchAddedResources( Requirement req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